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zeroes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zeroes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zeroes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]+2^[.B3]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2]+2^[.F3]"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K2]+2^[.J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3]+2^[.B4]" office:value-type="float" office:value="20" calcext:value-type="float">
            <text:p>2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G3]+2^[.F4]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3]+2^[.J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4]+2^[.B5]"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4]+2^[.F5]"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K4]+2^[.J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5]+2^[.B6]"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G5]+2^[.F6]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5]+2^[.J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6]+2^[.B7]" office:value-type="float" office:value="44" calcext:value-type="float">
            <text:p>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G6]+2^[.F7]"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+2^[.J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7]+2^[.B8]" office:value-type="float" office:value="52" calcext:value-type="float">
            <text:p>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G7]+2^[.F8]"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7]+2^[.J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8]+2^[.B9]"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G8]+2^[.F9]"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K8]+2^[.J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9]+2^[.B10]" office:value-type="float" office:value="68" calcext:value-type="float">
            <text:p>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G9]+2^[.F10]" office:value-type="float" office:value="58" calcext:value-type="float">
            <text:p>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K9]+2^[.J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10]+2^[.B11]" office:value-type="float" office:value="76" calcext:value-type="float">
            <text:p>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G10]+2^[.F11]" office:value-type="float" office:value="66" calcext:value-type="float">
            <text:p>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K10]+2^[.J1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11]+2^[.B12]" office:value-type="float" office:value="84" calcext:value-type="float">
            <text:p>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11]+2^[.F12]"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1]+2^[.J1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12]+2^[.B13]" office:value-type="float" office:value="92" calcext:value-type="float">
            <text:p>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G12]+2^[.F13]" office:value-type="float" office:value="82" calcext:value-type="float">
            <text:p>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K12]+2^[.J1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13]+2^[.B14]"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G13]+2^[.F14]"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]+2^[.J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14]+2^[.B15]" office:value-type="float" office:value="108" calcext:value-type="float">
            <text:p>1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G14]+2^[.F15]" office:value-type="float" office:value="98" calcext:value-type="float">
            <text:p>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K14]+2^[.J15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15]+2^[.B16]" office:value-type="float" office:value="116" calcext:value-type="float">
            <text:p>1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G15]+2^[.F16]" office:value-type="float" office:value="106" calcext:value-type="float">
            <text:p>1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K15]+2^[.J1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16]+2^[.B17]" office:value-type="float" office:value="124" calcext:value-type="float">
            <text:p>1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G16]+2^[.F17]" office:value-type="float" office:value="114" calcext:value-type="float">
            <text:p>1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6]+2^[.J1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17]+2^[.B18]" office:value-type="float" office:value="132" calcext:value-type="float">
            <text:p>1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G17]+2^[.F18]" office:value-type="float" office:value="122" calcext:value-type="float">
            <text:p>1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7]+2^[.J1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18]+2^[.B19]" office:value-type="float" office:value="140" calcext:value-type="float">
            <text:p>14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G18]+2^[.F19]" office:value-type="float" office:value="130" calcext:value-type="float">
            <text:p>1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K18]+2^[.J19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19]+2^[.B20]" office:value-type="float" office:value="148" calcext:value-type="float">
            <text:p>1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G19]+2^[.F20]" office:value-type="float" office:value="138" calcext:value-type="float">
            <text:p>1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K19]+2^[.J2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20]+2^[.B21]" office:value-type="float" office:value="156" calcext:value-type="float">
            <text:p>1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G20]+2^[.F21]" office:value-type="float" office:value="146" calcext:value-type="float">
            <text:p>1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K20]+2^[.J2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21]+2^[.B22]" office:value-type="float" office:value="164" calcext:value-type="float">
            <text:p>1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G21]+2^[.F22]" office:value-type="float" office:value="154" calcext:value-type="float">
            <text:p>1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K21]+2^[.J2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22]+2^[.B23]" office:value-type="float" office:value="172" calcext:value-type="float">
            <text:p>17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G22]+2^[.F23]" office:value-type="float" office:value="162" calcext:value-type="float">
            <text:p>1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K22]+2^[.J2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23]+2^[.B24]" office:value-type="float" office:value="180" calcext:value-type="float">
            <text:p>1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G23]+2^[.F24]" office:value-type="float" office:value="170" calcext:value-type="float">
            <text:p>17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K23]+2^[.J2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24]+2^[.B25]" office:value-type="float" office:value="188" calcext:value-type="float">
            <text:p>1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G24]+2^[.F25]" office:value-type="float" office:value="178" calcext:value-type="float">
            <text:p>1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K24]+2^[.J25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25]+2^[.B26]" office:value-type="float" office:value="196" calcext:value-type="float">
            <text:p>1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G25]+2^[.F26]" office:value-type="float" office:value="186" calcext:value-type="float">
            <text:p>1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K25]+2^[.J26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C26]+2^[.B27]" office:value-type="float" office:value="204" calcext:value-type="float">
            <text:p>2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G26]+2^[.F27]" office:value-type="float" office:value="194" calcext:value-type="float">
            <text:p>1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26]+2^[.J27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C27]+2^[.B28]" office:value-type="float" office:value="212" calcext:value-type="float">
            <text:p>2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G27]+2^[.F28]" office:value-type="float" office:value="202" calcext:value-type="float">
            <text:p>20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K27]+2^[.J2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C28]+2^[.B29]" office:value-type="float" office:value="220" calcext:value-type="float">
            <text:p>22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G28]+2^[.F29]" office:value-type="float" office:value="210" calcext:value-type="float">
            <text:p>2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K28]+2^[.J2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29]+2^[.B30]" office:value-type="float" office:value="228" calcext:value-type="float">
            <text:p>2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G29]+2^[.F30]" office:value-type="float" office:value="218" calcext:value-type="float">
            <text:p>2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K29]+2^[.J30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30]+2^[.B31]" office:value-type="float" office:value="236" calcext:value-type="float">
            <text:p>2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G30]+2^[.F31]" office:value-type="float" office:value="226" calcext:value-type="float">
            <text:p>22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K30]+2^[.J31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31]+2^[.B32]" office:value-type="float" office:value="244" calcext:value-type="float">
            <text:p>2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G31]+2^[.F32]" office:value-type="float" office:value="234" calcext:value-type="float">
            <text:p>2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K31]+2^[.J3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C32]+2^[.B33]" office:value-type="float" office:value="252" calcext:value-type="float">
            <text:p>2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G32]+2^[.F33]" office:value-type="float" office:value="242" calcext:value-type="float">
            <text:p>2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K32]+2^[.J33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C33]+2^[.B34]" office:value-type="float" office:value="260" calcext:value-type="float">
            <text:p>26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G33]+2^[.F34]" office:value-type="float" office:value="250" calcext:value-type="float">
            <text:p>2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K33]+2^[.J3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C34]+2^[.B35]" office:value-type="float" office:value="268" calcext:value-type="float">
            <text:p>26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G34]+2^[.F35]" office:value-type="float" office:value="258" calcext:value-type="float">
            <text:p>2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K34]+2^[.J35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C35]+2^[.B36]" office:value-type="float" office:value="276" calcext:value-type="float">
            <text:p>27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G35]+2^[.F36]" office:value-type="float" office:value="266" calcext:value-type="float">
            <text:p>26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K35]+2^[.J3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C36]+2^[.B37]" office:value-type="float" office:value="284" calcext:value-type="float">
            <text:p>2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G36]+2^[.F37]" office:value-type="float" office:value="274" calcext:value-type="float">
            <text:p>2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K36]+2^[.J37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C37]+2^[.B38]" office:value-type="float" office:value="292" calcext:value-type="float">
            <text:p>2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G37]+2^[.F38]" office:value-type="float" office:value="282" calcext:value-type="float">
            <text:p>28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K37]+2^[.J38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C38]+2^[.B39]" office:value-type="float" office:value="300" calcext:value-type="float">
            <text:p>3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G38]+2^[.F39]" office:value-type="float" office:value="290" calcext:value-type="float">
            <text:p>29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K38]+2^[.J39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C39]+2^[.B40]" office:value-type="float" office:value="308" calcext:value-type="float">
            <text:p>3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G39]+2^[.F40]" office:value-type="float" office:value="298" calcext:value-type="float">
            <text:p>29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K39]+2^[.J40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C40]+2^[.B41]" office:value-type="float" office:value="316" calcext:value-type="float">
            <text:p>3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G40]+2^[.F41]" office:value-type="float" office:value="306" calcext:value-type="float">
            <text:p>30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K40]+2^[.J4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C41]+2^[.B42]" office:value-type="float" office:value="324" calcext:value-type="float">
            <text:p>3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G41]+2^[.F42]" office:value-type="float" office:value="314" calcext:value-type="float">
            <text:p>3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K41]+2^[.J4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C42]+2^[.B43]" office:value-type="float" office:value="332" calcext:value-type="float">
            <text:p>3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G42]+2^[.F43]" office:value-type="float" office:value="322" calcext:value-type="float">
            <text:p>3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K42]+2^[.J43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[.C43]+2^[.B44]" office:value-type="float" office:value="340" calcext:value-type="float">
            <text:p>34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[.G43]+2^[.F44]" office:value-type="float" office:value="330" calcext:value-type="float">
            <text:p>33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K43]+2^[.J44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C44]+2^[.B45]" office:value-type="float" office:value="348" calcext:value-type="float">
            <text:p>3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G44]+2^[.F45]" office:value-type="float" office:value="338" calcext:value-type="float">
            <text:p>33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K44]+2^[.J4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45]+2^[.B46]" office:value-type="float" office:value="356" calcext:value-type="float">
            <text:p>35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G45]+2^[.F46]"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K45]+2^[.J4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C46]+2^[.B47]" office:value-type="float" office:value="364" calcext:value-type="float">
            <text:p>3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G46]+2^[.F47]" office:value-type="float" office:value="354" calcext:value-type="float">
            <text:p>3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K46]+2^[.J47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C47]+2^[.B48]" office:value-type="float" office:value="372" calcext:value-type="float">
            <text:p>3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G47]+2^[.F48]" office:value-type="float" office:value="362" calcext:value-type="float">
            <text:p>36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K47]+2^[.J48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C48]+2^[.B49]" office:value-type="float" office:value="380" calcext:value-type="float">
            <text:p>38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G48]+2^[.F49]" office:value-type="float" office:value="370" calcext:value-type="float">
            <text:p>37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K48]+2^[.J4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C49]+2^[.B50]" office:value-type="float" office:value="388" calcext:value-type="float">
            <text:p>38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G49]+2^[.F50]" office:value-type="float" office:value="378" calcext:value-type="float">
            <text:p>37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K49]+2^[.J5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C50]+2^[.B51]" office:value-type="float" office:value="396" calcext:value-type="float">
            <text:p>39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G50]+2^[.F51]" office:value-type="float" office:value="386" calcext:value-type="float">
            <text:p>38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K50]+2^[.J5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C51]+2^[.B52]" office:value-type="float" office:value="404" calcext:value-type="float">
            <text:p>4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G51]+2^[.F52]" office:value-type="float" office:value="394" calcext:value-type="float">
            <text:p>39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K51]+2^[.J5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C52]+2^[.B53]" office:value-type="float" office:value="412" calcext:value-type="float">
            <text:p>4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G52]+2^[.F53]" office:value-type="float" office:value="402" calcext:value-type="float">
            <text:p>40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K52]+2^[.J53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C53]+2^[.B54]" office:value-type="float" office:value="420" calcext:value-type="float">
            <text:p>4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G53]+2^[.F54]" office:value-type="float" office:value="410" calcext:value-type="float">
            <text:p>4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K53]+2^[.J54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C54]+2^[.B55]" office:value-type="float" office:value="428" calcext:value-type="float">
            <text:p>42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G54]+2^[.F55]" office:value-type="float" office:value="418" calcext:value-type="float">
            <text:p>4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K54]+2^[.J5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C55]+2^[.B56]" office:value-type="float" office:value="436" calcext:value-type="float">
            <text:p>43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G55]+2^[.F56]" office:value-type="float" office:value="426" calcext:value-type="float">
            <text:p>42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K55]+2^[.J56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C56]+2^[.B57]" office:value-type="float" office:value="444" calcext:value-type="float">
            <text:p>44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[.G56]+2^[.F57]" office:value-type="float" office:value="434" calcext:value-type="float">
            <text:p>4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K56]+2^[.J5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[.C57]+2^[.B58]" office:value-type="float" office:value="452" calcext:value-type="float">
            <text:p>4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[.G57]+2^[.F58]" office:value-type="float" office:value="442" calcext:value-type="float">
            <text:p>44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K57]+2^[.J58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C58]+2^[.B59]" office:value-type="float" office:value="460" calcext:value-type="float">
            <text:p>46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G58]+2^[.F59]" office:value-type="float" office:value="450" calcext:value-type="float">
            <text:p>45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K58]+2^[.J59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[.C59]+2^[.B60]" office:value-type="float" office:value="468" calcext:value-type="float">
            <text:p>4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[.G59]+2^[.F60]" office:value-type="float" office:value="458" calcext:value-type="float">
            <text:p>4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K59]+2^[.J60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C60]+2^[.B61]" office:value-type="float" office:value="476" calcext:value-type="float">
            <text:p>47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G60]+2^[.F61]" office:value-type="float" office:value="466" calcext:value-type="float">
            <text:p>4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K60]+2^[.J6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C61]+2^[.B62]" office:value-type="float" office:value="484" calcext:value-type="float">
            <text:p>4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G61]+2^[.F62]" office:value-type="float" office:value="474" calcext:value-type="float">
            <text:p>47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61]+2^[.J62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C62]+2^[.B63]" office:value-type="float" office:value="492" calcext:value-type="float">
            <text:p>49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G62]+2^[.F63]" office:value-type="float" office:value="482" calcext:value-type="float">
            <text:p>48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K62]+2^[.J63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C63]+2^[.B64]" office:value-type="float" office:value="500" calcext:value-type="float">
            <text:p>5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G63]+2^[.F64]" office:value-type="float" office:value="490" calcext:value-type="float">
            <text:p>49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K63]+2^[.J64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[.C64]+2^[.B65]" office:value-type="float" office:value="508" calcext:value-type="float">
            <text:p>5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[.G64]+2^[.F65]" office:value-type="float" office:value="498" calcext:value-type="float">
            <text:p>49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K64]+2^[.J65]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0:41:02.300474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4:26:10.807972992</meta:creation-date>
    <dc:date>2025-01-08T19:18:36.611020256</dc:date>
    <meta:editing-duration>PT9H19M32S</meta:editing-duration>
    <meta:editing-cycles>4</meta:editing-cycles>
    <meta:generator>LibreOffice/24.8.3.2$Linux_X86_64 LibreOffice_project/480$Build-2</meta:generator>
    <meta:document-statistic meta:table-count="1" meta:cell-count="585" meta:object-count="0"/>
  </office:meta>
</office:document-meta>
</file>